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ee8" officeooo:paragraph-rsid="000ebee8"/>
    </style:style>
    <style:style style:name="T1" style:family="text">
      <style:text-properties officeooo:rsid="000f1435"/>
    </style:style>
    <style:style style:name="T2" style:family="text">
      <style:text-properties officeooo:rsid="001005ea"/>
    </style:style>
    <style:style style:name="T3" style:family="text">
      <style:text-properties officeooo:rsid="0010f7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 factorial (int <text:span text:style-name="T1">n</text:span>)</text:p>
      <text:p text:style-name="P1">{</text:p>
      <text:p text:style-name="P1"><text:tab/>if (<text:span text:style-name="T1">n</text:span><text:span text:style-name="T3">&lt;</text:span>=1)</text:p>
      <text:p text:style-name="P1"><text:tab/><text:tab/>return 1;</text:p>
      <text:p text:style-name="P1"><text:tab/>else</text:p>
      <text:p text:style-name="P1"><text:tab/><text:tab/>return <text:span text:style-name="T1">n</text:span>*factorial(<text:span text:style-name="T1">n</text:span>-1);</text:p>
      <text:p text:style-name="P1">}<text:span text:style-name="T2">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5:00:47.497395662</meta:creation-date>
    <dc:date>2021-03-05T18:11:51.879275664</dc:date>
    <meta:editing-duration>PT50M23S</meta:editing-duration>
    <meta:editing-cycles>1</meta:editing-cycles>
    <meta:document-statistic meta:table-count="0" meta:image-count="0" meta:object-count="0" meta:page-count="1" meta:paragraph-count="7" meta:word-count="13" meta:character-count="76" meta:non-whitespace-character-count="64"/>
    <meta:generator>LibreOffice/6.4.6.2$Linux_X86_64 LibreOffice_project/40$Build-2</meta:generator>
  </office:meta>
</office:document-meta>
</file>